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1" svg:font-family="Consolas, sans-serif"/>
    <style:font-face style:name="DejaVu Sans1" svg:font-family="'DejaVu Sans', sans-serif"/>
    <style:font-face style:name="OpenSymbol" svg:font-family="OpenSymbol"/>
    <style:font-face style:name="Lucida Sans1" svg:font-family="'Lucida Sans'" style:font-family-generic="swiss"/>
    <style:font-face style:name="Consolas" svg:font-family="Consolas" style:font-family-generic="swiss"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Unicode MS" svg:font-family="'Arial Unicode MS'" style:font-family-generic="swiss" style:font-pitch="variable"/>
    <style:font-face style:name="Consolas2" svg:font-family="Consolas" style:font-family-generic="swiss" style:font-pitch="variable"/>
    <style:font-face style:name="DejaVu Sans" svg:font-family="'DejaVu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2" style:family="table">
      <style:table-properties style:width="12.9597in" table:align="margins"/>
    </style:style>
    <style:style style:name="Table2.A" style:family="table-column">
      <style:table-column-properties style:column-width="2.4556in" style:rel-column-width="12417*"/>
    </style:style>
    <style:style style:name="Table2.B" style:family="table-column">
      <style:table-column-properties style:column-width="0.5632in" style:rel-column-width="2848*"/>
    </style:style>
    <style:style style:name="Table2.C" style:family="table-column">
      <style:table-column-properties style:column-width="0.8458in" style:rel-column-width="4278*"/>
    </style:style>
    <style:style style:name="Table2.D" style:family="table-column">
      <style:table-column-properties style:column-width="0.7632in" style:rel-column-width="3860*"/>
    </style:style>
    <style:style style:name="Table2.E" style:family="table-column">
      <style:table-column-properties style:column-width="0.6458in" style:rel-column-width="3266*"/>
    </style:style>
    <style:style style:name="Table2.F" style:family="table-column">
      <style:table-column-properties style:column-width="0.809in" style:rel-column-width="4092*"/>
    </style:style>
    <style:style style:name="Table2.G" style:family="table-column">
      <style:table-column-properties style:column-width="0.6819in" style:rel-column-width="3449*"/>
    </style:style>
    <style:style style:name="Table2.H" style:family="table-column">
      <style:table-column-properties style:column-width="0.8in" style:rel-column-width="4046*"/>
    </style:style>
    <style:style style:name="Table2.I" style:family="table-column">
      <style:table-column-properties style:column-width="0.691in" style:rel-column-width="3495*"/>
    </style:style>
    <style:style style:name="Table2.J" style:family="table-column">
      <style:table-column-properties style:column-width="0.6903in" style:rel-column-width="3491*"/>
    </style:style>
    <style:style style:name="Table2.K" style:family="table-column">
      <style:table-column-properties style:column-width="0.8639in" style:rel-column-width="4369*"/>
    </style:style>
    <style:style style:name="Table2.N" style:family="table-column">
      <style:table-column-properties style:column-width="0.5729in" style:rel-column-width="2897*"/>
    </style:style>
    <style:style style:name="Table2.O" style:family="table-column">
      <style:table-column-properties style:column-width="0.4549in" style:rel-column-width="2300*"/>
    </style:style>
    <style:style style:name="Table2.P" style:family="table-column">
      <style:table-column-properties style:column-width="0.4938in" style:rel-column-width="2498*"/>
    </style:style>
    <style:style style:name="Table2.A1" style:family="table-cell">
      <style:table-cell-properties fo:padding="0.0382in" fo:border="none"/>
    </style:style>
    <style:style style:name="Table2.B2" style:family="table-cell" style:data-style-name="N0">
      <style:table-cell-properties fo:padding="0.0382in" fo:border="none"/>
    </style:style>
    <style:style style:name="Table2.N2" style:family="table-cell" style:data-style-name="N11">
      <style:table-cell-properties fo:padding="0.0382in" fo:border="none"/>
    </style:style>
    <style:style style:name="Table1" style:family="table">
      <style:table-properties style:width="12.9597in" table:align="margins"/>
    </style:style>
    <style:style style:name="Table1.A" style:family="table-column">
      <style:table-column-properties style:column-width="2.4556in" style:rel-column-width="12417*"/>
    </style:style>
    <style:style style:name="Table1.B" style:family="table-column">
      <style:table-column-properties style:column-width="0.5542in" style:rel-column-width="2803*"/>
    </style:style>
    <style:style style:name="Table1.C" style:family="table-column">
      <style:table-column-properties style:column-width="0.8549in" style:rel-column-width="4324*"/>
    </style:style>
    <style:style style:name="Table1.D" style:family="table-column">
      <style:table-column-properties style:column-width="0.7632in" style:rel-column-width="3860*"/>
    </style:style>
    <style:style style:name="Table1.E" style:family="table-column">
      <style:table-column-properties style:column-width="0.6278in" style:rel-column-width="3175*"/>
    </style:style>
    <style:style style:name="Table1.F" style:family="table-column">
      <style:table-column-properties style:column-width="0.8271in" style:rel-column-width="4183*"/>
    </style:style>
    <style:style style:name="Table1.G" style:family="table-column">
      <style:table-column-properties style:column-width="0.6632in" style:rel-column-width="3354*"/>
    </style:style>
    <style:style style:name="Table1.H" style:family="table-column">
      <style:table-column-properties style:column-width="0.8278in" style:rel-column-width="4187*"/>
    </style:style>
    <style:style style:name="Table1.I" style:family="table-column">
      <style:table-column-properties style:column-width="0.6819in" style:rel-column-width="3449*"/>
    </style:style>
    <style:style style:name="Table1.J" style:family="table-column">
      <style:table-column-properties style:column-width="0.6813in" style:rel-column-width="3445*"/>
    </style:style>
    <style:style style:name="Table1.L" style:family="table-column">
      <style:table-column-properties style:column-width="0.8729in" style:rel-column-width="4415*"/>
    </style:style>
    <style:style style:name="Table1.N" style:family="table-column">
      <style:table-column-properties style:column-width="0.5819in" style:rel-column-width="2943*"/>
    </style:style>
    <style:style style:name="Table1.O" style:family="table-column">
      <style:table-column-properties style:column-width="0.4458in" style:rel-column-width="2255*"/>
    </style:style>
    <style:style style:name="Table1.P" style:family="table-column">
      <style:table-column-properties style:column-width="0.5028in" style:rel-column-width="2541*"/>
    </style:style>
    <style:style style:name="Table1.A1" style:family="table-cell">
      <style:table-cell-properties fo:padding="0.0382in" fo:border="none"/>
    </style:style>
    <style:style style:name="Table1.B2" style:family="table-cell" style:data-style-name="N0">
      <style:table-cell-properties fo:padding="0.0382in" fo:border="none"/>
    </style:style>
    <style:style style:name="Table1.N2" style:family="table-cell" style:data-style-name="N11">
      <style:table-cell-properties fo:padding="0.0382in" fo:border="none"/>
    </style:style>
    <style:style style:name="Table3" style:family="table">
      <style:table-properties style:width="8.3181in" table:align="left"/>
    </style:style>
    <style:style style:name="Table3.A" style:family="table-column">
      <style:table-column-properties style:column-width="1.091in"/>
    </style:style>
    <style:style style:name="Table3.B" style:family="table-column">
      <style:table-column-properties style:column-width="7.2271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8.3361in" table:align="left"/>
    </style:style>
    <style:style style:name="Table4.A" style:family="table-column">
      <style:table-column-properties style:column-width="1.091in"/>
    </style:style>
    <style:style style:name="Table4.B" style:family="table-column">
      <style:table-column-properties style:column-width="7.2451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top="0in" fo:margin-bottom="0in"/>
    </style:style>
    <style:style style:name="P2" style:family="paragraph" style:parent-style-name="Text_20_body">
      <style:paragraph-properties fo:margin-top="0in" fo:margin-bottom="0in"/>
      <style:text-properties style:font-name="DejaVu Sans1" fo:font-size="8pt"/>
    </style:style>
    <style:style style:name="P3" style:family="paragraph" style:parent-style-name="Text_20_body">
      <style:paragraph-properties fo:margin-top="0in" fo:margin-bottom="0in"/>
      <style:text-properties style:font-name="DejaVu Sans1" fo:font-size="8pt" fo:font-weight="normal" style:font-size-asian="9.60000038146973pt" style:font-weight-asian="normal" style:font-size-complex="9.60000038146973pt" style:font-weight-complex="normal"/>
    </style:style>
    <style:style style:name="P4" style:family="paragraph" style:parent-style-name="Text_20_body">
      <style:paragraph-properties fo:margin-top="0in" fo:margin-bottom="0in"/>
      <style:text-properties style:font-name="DejaVu Sans1" fo:font-size="10pt" fo:font-weight="bold"/>
    </style:style>
    <style:style style:name="P5" style:family="paragraph" style:parent-style-name="Text_20_body">
      <style:paragraph-properties fo:margin-top="0in" fo:margin-bottom="0in"/>
      <style:text-properties style:font-name="Consolas1" fo:font-size="8pt"/>
    </style:style>
    <style:style style:name="P6" style:family="paragraph" style:parent-style-name="Text_20_body">
      <style:paragraph-properties fo:margin-top="0in" fo:margin-bottom="0in"/>
      <style:text-properties style:font-name="Consolas2"/>
    </style:style>
    <style:style style:name="P7" style:family="paragraph" style:parent-style-name="Text_20_body">
      <style:paragraph-properties fo:margin-top="0in" fo:margin-bottom="0in"/>
      <style:text-properties style:font-name="Consolas2" fo:font-size="8pt"/>
    </style:style>
    <style:style style:name="P8" style:family="paragraph" style:parent-style-name="Text_20_body">
      <style:paragraph-properties fo:margin-top="0in" fo:margin-bottom="0in"/>
      <style:text-properties style:font-name="Consolas2" fo:font-size="8pt" fo:font-weight="normal" style:font-size-asian="9.60000038146973pt" style:font-weight-asian="normal" style:font-size-complex="9.60000038146973pt" style:font-weight-complex="normal"/>
    </style:style>
    <style:style style:name="P9" style:family="paragraph" style:parent-style-name="Text_20_body">
      <style:paragraph-properties fo:margin-top="0in" fo:margin-bottom="0in"/>
      <style:text-properties fo:color="#c5000b" style:font-name="Consolas2" fo:font-size="8pt" fo:font-weight="bold" style:font-size-asian="9.60000038146973pt" style:font-weight-asian="bold" style:font-size-complex="9.60000038146973pt" style:font-weight-complex="bold"/>
    </style:style>
    <style:style style:name="P10" style:family="paragraph" style:parent-style-name="Text_20_body">
      <style:paragraph-properties fo:margin-top="0in" fo:margin-bottom="0in"/>
      <style:text-properties fo:color="#c5000b" style:font-name="Consolas1" fo:font-size="8pt" fo:font-weight="bold" style:font-weight-asian="bold" style:font-weight-complex="bold"/>
    </style:style>
    <style:style style:name="P11" style:family="paragraph" style:parent-style-name="Text_20_body">
      <style:paragraph-properties fo:margin-top="0in" fo:margin-bottom="0in" style:border-line-width-bottom="0.0008in 0.0138in 0.0008in" fo:padding-left="0in" fo:padding-right="0in" fo:padding-top="0in" fo:padding-bottom="0.0299in" fo:border-left="none" fo:border-right="none" fo:border-top="none" fo:border-bottom="0.0154in double #000000"/>
    </style:style>
    <style:style style:name="P12" style:family="paragraph" style:parent-style-name="Text_20_body">
      <style:paragraph-properties fo:margin-top="0in" fo:margin-bottom="0in" style:border-line-width-bottom="0.0008in 0.0138in 0.0008in" fo:padding-left="0in" fo:padding-right="0in" fo:padding-top="0in" fo:padding-bottom="0.0299in" fo:border-left="none" fo:border-right="none" fo:border-top="none" fo:border-bottom="0.0154in double #000000"/>
      <style:text-properties style:font-name="Consolas1" fo:font-size="8pt"/>
    </style:style>
    <style:style style:name="P13" style:family="paragraph" style:parent-style-name="Text_20_body">
      <style:paragraph-properties fo:margin-top="0in" fo:margin-bottom="0in" style:border-line-width-bottom="0.0008in 0.0138in 0.0008in" fo:padding-left="0in" fo:padding-right="0in" fo:padding-top="0in" fo:padding-bottom="0.0299in" fo:border-left="none" fo:border-right="none" fo:border-top="none" fo:border-bottom="0.0154in double #000000"/>
      <style:text-properties style:font-name="DejaVu Sans1" fo:font-size="8pt"/>
    </style:style>
    <style:style style:name="P14" style:family="paragraph" style:parent-style-name="Text_20_body">
      <style:paragraph-properties fo:margin-top="0in" fo:margin-bottom="0in" fo:break-before="page"/>
      <style:text-properties style:font-name="DejaVu Sans1" fo:font-size="10pt" fo:font-weight="bold"/>
    </style:style>
    <style:style style:name="P15" style:family="paragraph" style:parent-style-name="Text_20_body">
      <style:paragraph-properties fo:margin-top="0in" fo:margin-bottom="0in" fo:break-before="page"/>
      <style:text-properties style:font-name="DejaVu Sans1" fo:font-size="8pt"/>
    </style:style>
    <style:style style:name="P16" style:family="paragraph" style:parent-style-name="Text_20_body">
      <style:paragraph-properties fo:margin-top="0in" fo:margin-bottom="0in" fo:break-before="page" style:border-line-width-bottom="0.0008in 0.0138in 0.0008in" fo:padding-left="0in" fo:padding-right="0in" fo:padding-top="0in" fo:padding-bottom="0.0299in" fo:border-left="none" fo:border-right="none" fo:border-top="none" fo:border-bottom="0.0154in double #000000"/>
      <style:text-properties style:font-name="DejaVu Sans1" fo:font-size="8pt"/>
    </style:style>
    <style:style style:name="P17" style:family="paragraph" style:parent-style-name="Text_20_body">
      <style:paragraph-properties fo:margin-left="0.5in" fo:margin-right="0in" fo:margin-top="0in" fo:margin-bottom="0in" fo:text-indent="0in" style:auto-text-indent="false"/>
    </style:style>
    <style:style style:name="P18" style:family="paragraph" style:parent-style-name="Text_20_body">
      <style:paragraph-properties fo:margin-left="0.5in" fo:margin-right="0in" fo:margin-top="0in" fo:margin-bottom="0in" fo:text-indent="0in" style:auto-text-indent="false"/>
      <style:text-properties style:font-name="Consolas1" fo:font-size="8pt"/>
    </style:style>
    <style:style style:name="P19" style:family="paragraph" style:parent-style-name="Text_20_body">
      <style:paragraph-properties fo:margin-left="0.5in" fo:margin-right="0in" fo:margin-top="0in" fo:margin-bottom="0in" fo:text-indent="0in" style:auto-text-indent="false"/>
      <style:text-properties style:font-name="Consolas2" fo:font-size="8pt"/>
    </style:style>
    <style:style style:name="P20" style:family="paragraph" style:parent-style-name="Text_20_body">
      <style:paragraph-properties fo:margin-left="1in" fo:margin-right="0in" fo:margin-top="0in" fo:margin-bottom="0in" fo:text-indent="0in" style:auto-text-indent="false"/>
    </style:style>
    <style:style style:name="P21" style:family="paragraph" style:parent-style-name="Text_20_body">
      <style:paragraph-properties fo:margin-left="1in" fo:margin-right="0in" fo:margin-top="0in" fo:margin-bottom="0in" fo:text-indent="0in" style:auto-text-indent="false"/>
      <style:text-properties style:font-name="Consolas1" fo:font-size="8pt"/>
    </style:style>
    <style:style style:name="P22" style:family="paragraph" style:parent-style-name="Text_20_body" style:master-page-name="HTML">
      <style:paragraph-properties fo:margin-top="0in" fo:margin-bottom="0in" fo:text-align="center" style:justify-single-word="false" style:page-number="auto"/>
      <style:text-properties style:font-name="DejaVu Sans1" fo:font-size="14pt" fo:font-weight="bold"/>
    </style:style>
    <style:style style:name="P23" style:family="paragraph" style:parent-style-name="Text_20_body">
      <style:paragraph-properties fo:margin-top="0in" fo:margin-bottom="0in"/>
      <style:text-properties style:font-name="DejaVu Sans1" fo:font-size="8pt"/>
    </style:style>
    <style:style style:name="P24" style:family="paragraph" style:parent-style-name="Text_20_body" style:list-style-name="L1">
      <style:paragraph-properties fo:margin-top="0in" fo:margin-bottom="0in"/>
      <style:text-properties style:font-name="DejaVu Sans1" fo:font-size="8pt"/>
    </style:style>
    <style:style style:name="P25" style:family="paragraph" style:parent-style-name="Text_20_body" style:list-style-name="L2">
      <style:paragraph-properties fo:margin-top="0in" fo:margin-bottom="0in"/>
      <style:text-properties style:font-name="DejaVu Sans1" fo:font-size="8pt"/>
    </style:style>
    <style:style style:name="P26" style:family="paragraph" style:parent-style-name="Text_20_body" style:list-style-name="L3">
      <style:paragraph-properties fo:margin-top="0in" fo:margin-bottom="0in"/>
      <style:text-properties style:font-name="DejaVu Sans1" fo:font-size="8pt"/>
    </style:style>
    <style:style style:name="P27" style:family="paragraph" style:parent-style-name="Text_20_body" style:list-style-name="L4">
      <style:paragraph-properties fo:margin-top="0in" fo:margin-bottom="0in"/>
      <style:text-properties style:font-name="DejaVu Sans1" fo:font-size="8pt"/>
    </style:style>
    <style:style style:name="P28" style:family="paragraph" style:parent-style-name="Text_20_body" style:list-style-name="L5">
      <style:paragraph-properties fo:margin-top="0in" fo:margin-bottom="0in"/>
      <style:text-properties style:font-name="DejaVu Sans1" fo:font-size="8pt"/>
    </style:style>
    <style:style style:name="P29" style:family="paragraph" style:parent-style-name="Text_20_body" style:list-style-name="L6">
      <style:paragraph-properties fo:margin-top="0in" fo:margin-bottom="0in"/>
      <style:text-properties style:font-name="DejaVu Sans1" fo:font-size="8pt"/>
    </style:style>
    <style:style style:name="P30" style:family="paragraph" style:parent-style-name="Text_20_body" style:list-style-name="L4">
      <style:paragraph-properties fo:margin-top="0in" fo:margin-bottom="0in"/>
    </style:style>
    <style:style style:name="P31" style:family="paragraph" style:parent-style-name="Text_20_body">
      <style:paragraph-properties fo:margin-top="0in" fo:margin-bottom="0in"/>
      <style:text-properties fo:font-size="8pt" style:font-size-asian="8pt" style:font-size-complex="8pt"/>
    </style:style>
    <style:style style:name="P32" style:family="paragraph" style:parent-style-name="Text_20_body">
      <style:paragraph-properties fo:margin-top="0in" fo:margin-bottom="0in"/>
      <style:text-properties style:font-name="Arial Unicode MS" fo:font-size="8pt" style:font-size-asian="8pt" style:font-size-complex="8pt"/>
    </style:style>
    <style:style style:name="P33" style:family="paragraph" style:parent-style-name="Text_20_body">
      <style:paragraph-properties fo:margin-top="0in" fo:margin-bottom="0in"/>
      <style:text-properties style:font-name="Arial Unicode MS" fo:font-size="8pt" fo:font-weight="bold" style:font-size-asian="8pt" style:font-weight-asian="bold" style:font-size-complex="8pt" style:font-weight-complex="bold"/>
    </style:style>
    <style:style style:name="P34" style:family="paragraph" style:parent-style-name="Text_20_body">
      <style:paragraph-properties fo:margin-left="1in" fo:margin-right="0in" fo:margin-top="0in" fo:margin-bottom="0in" fo:text-indent="0in" style:auto-text-indent="false"/>
      <style:text-properties style:font-name="Consolas1" fo:font-size="8pt"/>
    </style:style>
    <style:style style:name="P35" style:family="paragraph" style:parent-style-name="Text_20_body">
      <style:paragraph-properties fo:margin-left="0.5in" fo:margin-right="0in" fo:margin-top="0in" fo:margin-bottom="0in" fo:text-indent="0in" style:auto-text-indent="false"/>
    </style:style>
    <style:style style:name="P36" style:family="paragraph" style:parent-style-name="Text_20_body">
      <style:paragraph-properties fo:margin-left="0.5in" fo:margin-right="0in" fo:margin-top="0in" fo:margin-bottom="0in" fo:text-indent="0in" style:auto-text-indent="false" fo:break-before="page"/>
    </style:style>
    <style:style style:name="T1" style:family="text">
      <style:text-properties style:font-name="DejaVu Sans1" fo:font-size="8pt"/>
    </style:style>
    <style:style style:name="T2" style:family="text">
      <style:text-properties style:font-name="DejaVu Sans1" fo:font-size="8pt" fo:font-weight="bold"/>
    </style:style>
    <style:style style:name="T3" style:family="text">
      <style:text-properties style:font-name="Consolas1"/>
    </style:style>
    <style:style style:name="T4" style:family="text">
      <style:text-properties style:font-name="Consolas1" fo:font-size="10pt" fo:font-weight="bold"/>
    </style:style>
    <style:style style:name="T5" style:family="text">
      <style:text-properties style:font-name="Consolas2"/>
    </style:style>
    <style:style style:name="T6" style:family="text">
      <style:text-properties fo:color="#c5000b" fo:font-weight="bold" style:font-weight-asian="bold" style:font-weight-complex="bold"/>
    </style:style>
    <style:style style:name="T7" style:family="text">
      <style:text-properties style:text-position="super 58%"/>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LoadGen</text:p>
      <text:p text:style-name="P2">Goals for the creation of this utility was to generate loads against REST endpoints and then to be able to describe a platform profile. There generally seems to be two types of load testing.</text:p>
      <text:list xml:id="list315291293152229186" text:style-name="L1">
        <text:list-item>
          <text:p text:style-name="P24">Vendor testing:</text:p>
        </text:list-item>
      </text:list>
      <text:list xml:id="list1287718949105927551" text:style-name="L2">
        <text:list-item>
          <text:list>
            <text:list-item>
              <text:p text:style-name="P25">vehicle's top speed</text:p>
            </text:list-item>
            <text:list-item>
              <text:p text:style-name="P25">top ops per second under specific conditions (i.e. 100 million entries with xxxxx authentications per second across two OpenAM instance with 4 cores and 16GB memory each)</text:p>
            </text:list-item>
          </text:list>
        </text:list-item>
      </text:list>
      <text:list xml:id="list3506556773371361140" text:style-name="L3">
        <text:list-item>
          <text:p text:style-name="P26">Customer testing/platform profile</text:p>
        </text:list-item>
      </text:list>
      <text:list xml:id="list7869280205855879751" text:style-name="L4">
        <text:list-item>
          <text:list>
            <text:list-item>
              <text:p text:style-name="P30"><text:span text:style-name="T1">driving this vehicle with this load over this type of terrain under these conditions </text:span><text:span text:style-name="T2">should </text:span><text:span text:style-name="T1">yield a fuel consumption rate of X. </text:span></text:p>
            </text:list-item>
            <text:list-item>
              <text:p text:style-name="P27">A 4 core system with 16GB of memory with 100 million entries and a 10% concurrency rate performing these types of task(s), for example:</text:p>
            </text:list-item>
          </text:list>
        </text:list-item>
      </text:list>
      <text:list xml:id="list3527217521471592066" text:style-name="L5">
        <text:list-item>
          <text:list>
            <text:list-item>
              <text:list>
                <text:list-item>
                  <text:list>
                    <text:list-item>
                      <text:p text:style-name="P28">Authenticate to OpenAM</text:p>
                    </text:list-item>
                    <text:list-item>
                      <text:p text:style-name="P28">sleep 10 seconds</text:p>
                    </text:list-item>
                    <text:list-item>
                      <text:p text:style-name="P28">Validate session</text:p>
                    </text:list-item>
                    <text:list-item>
                      <text:p text:style-name="P28">sleep 10 seconds</text:p>
                    </text:list-item>
                    <text:list-item>
                      <text:p text:style-name="P28">Update user data</text:p>
                    </text:list-item>
                    <text:list-item>
                      <text:p text:style-name="P28">Logout</text:p>
                    </text:list-item>
                  </text:list>
                </text:list-item>
              </text:list>
            </text:list-item>
          </text:list>
        </text:list-item>
      </text:list>
      <text:p text:style-name="P20"><text:span text:style-name="T1"><text:s/></text:span><text:span text:style-name="T2">should</text:span> <text:span text:style-name="T1">provide a transaction rate of X with a 200ms or less latency.</text:span></text:p>
      <text:p text:style-name="P2"/>
      <text:p text:style-name="P2">Why I put the effort into this? Scripted cURL (UNIX shell) is resource intensive on the load generator. Used REST so eventually loads can be applied to competitive offerings using the same utility and makes testing ForgeRock services much easier and flexible. Looked at Jmeter and gatling.io. Very good utilities but the learning curve to achieve the desired results seemed high for both. Plus needed a utility that helped craft a profile of the platform not just stress the platform.</text:p>
      <text:p text:style-name="P2"/>
      <text:p text:style-name="P2">LoadGen uses REST to interact with the services (OpenAM, OpenDJ, OpenIDM) and uses json for configuration and testing parameters.</text:p>
      <text:p text:style-name="P1"/>
      <text:p text:style-name="P4">Job example ($LOADGEN_HOME/config):</text:p>
      <text:p text:style-name="P18">{</text:p>
      <text:p text:style-name="P18">"name": "my job 0",</text:p>
      <text:p text:style-name="P18">"service-environment": "one 4xcore 7GB Ubuntu 14.04 VM in Azure Apache Tomcat 7.59, JDK8, OpenAM 12.0.0 with 200,000 users",</text:p>
      <text:p text:style-name="P18">"service-location-port": "http://openam.example.com:8080",</text:p>
      <text:p text:style-name="P18">"ADMINUSERID": "adminuser",</text:p>
      <text:p text:style-name="P18">"ADMINUSERPASSWORD": "password",</text:p>
      <text:p text:style-name="P18">"load-generator": "one 2xcore Ubuntu 14.04 VM in Azure on same vnet at OpenAM server (example.com)",</text:p>
      <text:p text:style-name="P18">"threads" :20,</text:p>
      <text:p text:style-name="P18">"threadgroupsize" : 2,</text:p>
      <text:p text:style-name="P18">"threadinterval" : 10000,</text:p>
      <text:p text:style-name="P18">"upperbounds" : 10000,</text:p>
      <text:p text:style-name="P18">"workloads": [</text:p>
      <text:p text:style-name="P21">{</text:p>
      <text:p text:style-name="P21">"read-user-object" : 1000</text:p>
      <text:p text:style-name="P21">},</text:p>
      <text:p text:style-name="P21">{</text:p>
      <text:p text:style-name="P21">"query-user-objects" : 100</text:p>
      <text:p text:style-name="P21">},</text:p>
      <text:p text:style-name="P21">{</text:p>
      <text:p text:style-name="P21">"authenticate-read-logout-user-object" : 0</text:p>
      <text:p text:style-name="P21">},</text:p>
      <text:p text:style-name="P21">{</text:p>
      <text:p text:style-name="P21">"create-and-update-user-object": 20</text:p>
      <text:p text:style-name="P21">}</text:p>
      <text:p text:style-name="P18">]</text:p>
      <text:p text:style-name="P18">}</text:p>
      <text:p text:style-name="P17"/>
      <text:p text:style-name="P2">The value after each workload such as “read-user-object” is the number of iterations that the workload should be performed. The <text:span text:style-name="T4">threads</text:span> value is the number of Java threads that will be created and executed. Each thread will run the same workloads in the same order. Workloads are intermixed based on the quantity of the various workloads. If there are 10 workloads of type A and 2 workloads of type B then Workload A will be executed 5 times, followed by 1 Workload B, then 5 more Workload A and 1 Workload B.</text:p>
      <text:p text:style-name="P1"/>
      <text:p text:style-name="P2">The <text:span text:style-name="T4">threadgroupsize</text:span> and <text:span text:style-name="T4">threadinterval</text:span> help regulate the initial spawning of threads. Helps with creating a ramped up load and sustainable load. Set to zero to turn off and have all threads start at the same time.</text:p>
      <text:p text:style-name="P1"/>
      <text:p text:style-name="P2">Some attributes/values can be defined at all three levels - jobs, workloads, tasks – such as: service-location, service-port, adminuserid, adminuserpassword, randomfile, etc. Precedence: tasks override workloads; workloads override jobs.</text:p>
      <text:p text:style-name="P1"/>
      <text:p text:style-name="P4"><text:soft-page-break/>workload example ($LOADGEN_HOME/workloads):</text:p>
      <text:p text:style-name="P18">{</text:p>
      <text:p text:style-name="P18">"name": "authenticate-read-logout-user-object",</text:p>
      <text:p text:style-name="P18">"persist" : [tokenId, ...]</text:p>
      <text:p text:style-name="P18">"tasks": [</text:p>
      <text:p text:style-name="P21">{</text:p>
      <text:p text:style-name="P21">"authenticate-openam-user-object": 400</text:p>
      <text:p text:style-name="P21">},</text:p>
      <text:p text:style-name="P21">{</text:p>
      <text:p text:style-name="P21">“sleep” : 10</text:p>
      <text:p text:style-name="P21">},</text:p>
      <text:p text:style-name="P21">{</text:p>
      <text:p text:style-name="P21">"read-openam-user-object" : 400</text:p>
      <text:p text:style-name="P21">},</text:p>
      <text:p text:style-name="P21">{</text:p>
      <text:p text:style-name="P21">"logout-openam-user-object" : 100</text:p>
      <text:p text:style-name="P21">}</text:p>
      <text:p text:style-name="P18">]</text:p>
      <text:p text:style-name="P18">}</text:p>
      <text:p text:style-name="P1"/>
      <text:p text:style-name="P2">The value after each task is the millisecond threshold that the task must complete in (except for “sleep”). If the task is not completed in under the specified ms then it is counted as “exceeded”. If the task is “sleep” than the value is added to the millisecond value specified in the sleep's “url-payload”. Using a ramped up load generation (using threadgroupsize and threadinterval) can skew certain aspects of the results. For example total successful operations should be considered invalid when a ramped up load is utilized.</text:p>
      <text:p text:style-name="P1"/>
      <text:p text:style-name="P4">task examples; three are listed below. Essentially the data for a operational cURL command. ($LOADGEN_HOME/tasks):</text:p>
      <text:p text:style-name="P17"/>
      <text:p text:style-name="P18">{</text:p>
      <text:p text:style-name="P18">"name": "authenticate-openam-user-object",</text:p>
      <text:p text:style-name="P18">"service-location-port" : "http://openam0.example.com:8080",</text:p>
      <text:p text:style-name="P18">"request": "POST",</text:p>
      <text:p text:style-name="P18">"header": {</text:p>
      <text:p text:style-name="P18">"X-OpenAM-Username": "user.$RANDOMVALUE",</text:p>
      <text:p text:style-name="P18">"X-OpenAM-Password": "password",</text:p>
      <text:p text:style-name="P18">"Content-Type": "application/json"</text:p>
      <text:p text:style-name="P18">},</text:p>
      <text:p text:style-name="P18">"url-endpoint": "/openam/json/",</text:p>
      <text:p text:style-name="P18">"url-payload": "authenticate",</text:p>
      <text:p text:style-name="P18">"data-payload": "{}"</text:p>
      <text:p text:style-name="P18">}</text:p>
      <text:p text:style-name="P17">------------------------</text:p>
      <text:p text:style-name="P18">{</text:p>
      <text:p text:style-name="P18">"name": "create-opendj-user-object",</text:p>
      <text:p text:style-name="P18">"request": "PUT",</text:p>
      <text:p text:style-name="P18">"header": {</text:p>
      <text:p text:style-name="P18">"X-OpenIDM-Username": "$ADMINUSERID",</text:p>
      <text:p text:style-name="P18">"X-OpenIDM-Password": "$ADMINUSERPASSWORD",</text:p>
      <text:p text:style-name="P18">"Content-Type": "application/json",</text:p>
      <text:p text:style-name="P18">"If-None-Match": "*"</text:p>
      <text:p text:style-name="P18">},</text:p>
      <text:p text:style-name="P18">"url-endpoint" : "/users/",</text:p>
      <text:p text:style-name="P18">"url-payload": "user.new.$RANDOMVALUE",</text:p>
      <text:p text:style-name="P18">"data-payload": {</text:p>
      <text:p text:style-name="P18">"_id": "user.$RANDOMVALUE",</text:p>
      <text:p text:style-name="P18">"contactInformation": {</text:p>
      <text:p text:style-name="P18">"telephoneNumber": "+1 408 555 1212",</text:p>
      <text:p text:style-name="P18">"emailAddress": "user.new.$RANDOMVALUE@example.com"</text:p>
      <text:p text:style-name="P18">},</text:p>
      <text:p text:style-name="P18">"name": {</text:p>
      <text:p text:style-name="P18">"familyName": "New.$RANDOMVALUE",</text:p>
      <text:p text:style-name="P18">"givenName": "User"</text:p>
      <text:p text:style-name="P18">},</text:p>
      <text:p text:style-name="P18">"displayName": "User New $RANDOMVALUE"</text:p>
      <text:p text:style-name="P18"><text:soft-page-break/>}</text:p>
      <text:p text:style-name="P18">}</text:p>
      <text:p text:style-name="P17">------------------------</text:p>
      <text:p text:style-name="P18">{</text:p>
      <text:p text:style-name="P18">"name": "sleep",</text:p>
      <text:p text:style-name="P18">"service-location-port" : "http://localhost:8080",</text:p>
      <text:p text:style-name="P18">"header": {</text:p>
      <text:p text:style-name="P18">"Content-Type": "application/json"</text:p>
      <text:p text:style-name="P18">},</text:p>
      <text:p text:style-name="P18">"url-endpoint": "$SLEEP",</text:p>
      <text:p text:style-name="P18">"url-payload": 100</text:p>
      <text:p text:style-name="P18">}</text:p>
      <text:p text:style-name="P1"/>
      <text:p text:style-name="P13"/>
      <text:p text:style-name="P16"/>
      <text:p text:style-name="P13">Output from a job with no ramp up:</text:p>
      <text:p text:style-name="P6"/>
      <text:p text:style-name="P7">Job Started with 4 threads on Fri Jun 26 11:58:36 PDT 2015...and completed Fri Jun 26 11:59:43 PDT 2015</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number-columns-repeated="2"/>
        <table:table-column table:style-name="Table2.D"/>
        <table:table-column table:style-name="Table2.N"/>
        <table:table-column table:style-name="Table2.O"/>
        <table:table-column table:style-name="Table2.P"/>
        <table:table-header-rows>
          <table:table-row>
            <table:table-cell table:style-name="Table2.A1" office:value-type="string">
              <text:p text:style-name="P7">Operation</text:p>
            </table:table-cell>
            <table:table-cell table:style-name="Table2.A1" office:value-type="string">
              <text:p text:style-name="P7">TxTotal</text:p>
            </table:table-cell>
            <table:table-cell table:style-name="Table2.A1" office:value-type="string">
              <text:p text:style-name="P7">AccmTime</text:p>
            </table:table-cell>
            <table:table-cell table:style-name="Table2.A1" office:value-type="string">
              <text:p text:style-name="P7">Thrshold</text:p>
            </table:table-cell>
            <table:table-cell table:style-name="Table2.A1" office:value-type="string">
              <text:p text:style-name="P7">TxPass</text:p>
            </table:table-cell>
            <table:table-cell table:style-name="Table2.A1" office:value-type="string">
              <text:p text:style-name="P7">PassTime</text:p>
            </table:table-cell>
            <table:table-cell table:style-name="Table2.A1" office:value-type="string">
              <text:p text:style-name="P7">TxExced</text:p>
            </table:table-cell>
            <table:table-cell table:style-name="Table2.A1" office:value-type="string">
              <text:p text:style-name="P7">ExcdTime</text:p>
            </table:table-cell>
            <table:table-cell table:style-name="Table2.A1" office:value-type="string">
              <text:p text:style-name="P7">TxFail</text:p>
            </table:table-cell>
            <table:table-cell table:style-name="Table2.A1" office:value-type="string">
              <text:p text:style-name="P7">Failtime</text:p>
            </table:table-cell>
            <table:table-cell table:style-name="Table2.A1" office:value-type="string">
              <text:p text:style-name="P7">CbdPsOps</text:p>
            </table:table-cell>
            <table:table-cell table:style-name="Table2.A1" office:value-type="string">
              <text:p text:style-name="P7">ThrdOps</text:p>
            </table:table-cell>
            <table:table-cell table:style-name="Table2.A1" office:value-type="string">
              <text:p text:style-name="P7">Avrms/op</text:p>
            </table:table-cell>
            <table:table-cell table:style-name="Table2.A1" office:value-type="string">
              <text:p text:style-name="P7">Success</text:p>
            </table:table-cell>
            <table:table-cell table:style-name="Table2.A1" office:value-type="string">
              <text:p text:style-name="P7">Exceed</text:p>
            </table:table-cell>
            <table:table-cell table:style-name="Table2.A1" office:value-type="string">
              <text:p text:style-name="P7">Fail</text:p>
            </table:table-cell>
          </table:table-row>
        </table:table-header-rows>
        <table:table-row>
          <table:table-cell table:style-name="Table2.A1" office:value-type="string">
            <text:p text:style-name="P7">read-opendj-user-object</text:p>
          </table:table-cell>
          <table:table-cell table:style-name="Table2.B2" office:value-type="float" office:value="40000">
            <text:p text:style-name="P7">40000</text:p>
          </table:table-cell>
          <table:table-cell table:style-name="Table2.A1" office:value-type="string">
            <text:p text:style-name="P7">211.088s</text:p>
          </table:table-cell>
          <table:table-cell table:style-name="Table2.A1" office:value-type="string">
            <text:p text:style-name="P7">400ms</text:p>
          </table:table-cell>
          <table:table-cell table:style-name="Table2.B2" office:value-type="float" office:value="39991">
            <text:p text:style-name="P7">39991</text:p>
          </table:table-cell>
          <table:table-cell table:style-name="Table2.A1" office:value-type="string">
            <text:p text:style-name="P7">211.023s</text:p>
          </table:table-cell>
          <table:table-cell table:style-name="Table2.B2" office:value-type="float" office:value="0">
            <text:p text:style-name="P7">0</text:p>
          </table:table-cell>
          <table:table-cell table:style-name="Table2.A1" office:value-type="string">
            <text:p text:style-name="P7">0.000s</text:p>
          </table:table-cell>
          <table:table-cell table:style-name="Table2.B2" office:value-type="float" office:value="9">
            <text:p text:style-name="P7">9</text:p>
          </table:table-cell>
          <table:table-cell table:style-name="Table2.A1" office:value-type="string">
            <text:p text:style-name="P7">0.065s</text:p>
          </table:table-cell>
          <table:table-cell table:style-name="Table2.A1" office:value-type="string">
            <text:p text:style-name="P7">758.041/s</text:p>
          </table:table-cell>
          <table:table-cell table:style-name="Table2.A1" office:value-type="string">
            <text:p text:style-name="P7">189.510/s</text:p>
          </table:table-cell>
          <table:table-cell table:style-name="Table2.A1" office:value-type="string">
            <text:p text:style-name="P7">5.277ms/op</text:p>
          </table:table-cell>
          <table:table-cell table:style-name="Table2.N2" office:value-type="percentage" office:value="0.9998">
            <text:p text:style-name="P7">99.98%</text:p>
          </table:table-cell>
          <table:table-cell table:style-name="Table2.N2" office:value-type="percentage" office:value="0">
            <text:p text:style-name="P7">0.00%</text:p>
          </table:table-cell>
          <table:table-cell table:style-name="Table2.N2" office:value-type="percentage" office:value="0.0002">
            <text:p text:style-name="P7">0.02%</text:p>
          </table:table-cell>
        </table:table-row>
        <table:table-row>
          <table:table-cell table:style-name="Table2.A1" office:value-type="string">
            <text:p text:style-name="P7">query-opendj-user-objects</text:p>
          </table:table-cell>
          <table:table-cell table:style-name="Table2.B2" office:value-type="float" office:value="4000">
            <text:p text:style-name="P7">4000</text:p>
          </table:table-cell>
          <table:table-cell table:style-name="Table2.A1" office:value-type="string">
            <text:p text:style-name="P7">34.814s</text:p>
          </table:table-cell>
          <table:table-cell table:style-name="Table2.A1" office:value-type="string">
            <text:p text:style-name="P7">400ms</text:p>
          </table:table-cell>
          <table:table-cell table:style-name="Table2.B2" office:value-type="float" office:value="3999">
            <text:p text:style-name="P7">3999</text:p>
          </table:table-cell>
          <table:table-cell table:style-name="Table2.A1" office:value-type="string">
            <text:p text:style-name="P7">34.809s</text:p>
          </table:table-cell>
          <table:table-cell table:style-name="Table2.B2" office:value-type="float" office:value="0">
            <text:p text:style-name="P7">0</text:p>
          </table:table-cell>
          <table:table-cell table:style-name="Table2.A1" office:value-type="string">
            <text:p text:style-name="P7">0.000s</text:p>
          </table:table-cell>
          <table:table-cell table:style-name="Table2.B2" office:value-type="float" office:value="1">
            <text:p text:style-name="P7">1</text:p>
          </table:table-cell>
          <table:table-cell table:style-name="Table2.A1" office:value-type="string">
            <text:p text:style-name="P7">0.005s</text:p>
          </table:table-cell>
          <table:table-cell table:style-name="Table2.A1" office:value-type="string">
            <text:p text:style-name="P7">459.536/s</text:p>
          </table:table-cell>
          <table:table-cell table:style-name="Table2.A1" office:value-type="string">
            <text:p text:style-name="P7">114.884/s</text:p>
          </table:table-cell>
          <table:table-cell table:style-name="Table2.A1" office:value-type="string">
            <text:p text:style-name="P7">8.704ms/op</text:p>
          </table:table-cell>
          <table:table-cell table:style-name="Table2.N2" office:value-type="percentage" office:value="0.9997">
            <text:p text:style-name="P7">99.97%</text:p>
          </table:table-cell>
          <table:table-cell table:style-name="Table2.N2" office:value-type="percentage" office:value="0">
            <text:p text:style-name="P7">0.00%</text:p>
          </table:table-cell>
          <table:table-cell table:style-name="Table2.N2" office:value-type="percentage" office:value="0.0003">
            <text:p text:style-name="P7">0.03%</text:p>
          </table:table-cell>
        </table:table-row>
        <table:table-row>
          <table:table-cell table:style-name="Table2.A1" office:value-type="string">
            <text:p text:style-name="P7">create-opendj-user-object</text:p>
          </table:table-cell>
          <table:table-cell table:style-name="Table2.B2" office:value-type="float" office:value="40">
            <text:p text:style-name="P7">40</text:p>
          </table:table-cell>
          <table:table-cell table:style-name="Table2.A1" office:value-type="string">
            <text:p text:style-name="P7">1.803s</text:p>
          </table:table-cell>
          <table:table-cell table:style-name="Table2.A1" office:value-type="string">
            <text:p text:style-name="P7">400ms</text:p>
          </table:table-cell>
          <table:table-cell table:style-name="Table2.B2" office:value-type="float" office:value="40">
            <text:p text:style-name="P7">40</text:p>
          </table:table-cell>
          <table:table-cell table:style-name="Table2.A1" office:value-type="string">
            <text:p text:style-name="P7">1.803s</text:p>
          </table:table-cell>
          <table:table-cell table:style-name="Table2.B2" office:value-type="float" office:value="0">
            <text:p text:style-name="P7">0</text:p>
          </table:table-cell>
          <table:table-cell table:style-name="Table2.A1" office:value-type="string">
            <text:p text:style-name="P7">0.000s</text:p>
          </table:table-cell>
          <table:table-cell table:style-name="Table2.B2" office:value-type="float" office:value="0">
            <text:p text:style-name="P7">0</text:p>
          </table:table-cell>
          <table:table-cell table:style-name="Table2.A1" office:value-type="string">
            <text:p text:style-name="P7">0.000s</text:p>
          </table:table-cell>
          <table:table-cell table:style-name="Table2.A1" office:value-type="string">
            <text:p text:style-name="P7">88.741/s</text:p>
          </table:table-cell>
          <table:table-cell table:style-name="Table2.A1" office:value-type="string">
            <text:p text:style-name="P7">22.185/s</text:p>
          </table:table-cell>
          <table:table-cell table:style-name="Table2.A1" office:value-type="string">
            <text:p text:style-name="P7">45.075ms/op</text:p>
          </table:table-cell>
          <table:table-cell table:style-name="Table2.N2" office:value-type="percentage" office:value="1">
            <text:p text:style-name="P7">100.00%</text:p>
          </table:table-cell>
          <table:table-cell table:style-name="Table2.N2" office:value-type="percentage" office:value="0">
            <text:p text:style-name="P7">0.00%</text:p>
          </table:table-cell>
          <table:table-cell table:style-name="Table2.N2" office:value-type="percentage" office:value="0">
            <text:p text:style-name="P7">0.00%</text:p>
          </table:table-cell>
        </table:table-row>
        <table:table-row>
          <table:table-cell table:style-name="Table2.A1" office:value-type="string">
            <text:p text:style-name="P7">update-opendj-new-user-object</text:p>
          </table:table-cell>
          <table:table-cell table:style-name="Table2.B2" office:value-type="float" office:value="40">
            <text:p text:style-name="P7">40</text:p>
          </table:table-cell>
          <table:table-cell table:style-name="Table2.A1" office:value-type="string">
            <text:p text:style-name="P7">1.032s</text:p>
          </table:table-cell>
          <table:table-cell table:style-name="Table2.A1" office:value-type="string">
            <text:p text:style-name="P7">200ms</text:p>
          </table:table-cell>
          <table:table-cell table:style-name="Table2.B2" office:value-type="float" office:value="38">
            <text:p text:style-name="P7">38</text:p>
          </table:table-cell>
          <table:table-cell table:style-name="Table2.A1" office:value-type="string">
            <text:p text:style-name="P7">0.596s</text:p>
          </table:table-cell>
          <table:table-cell table:style-name="Table2.B2" office:value-type="float" office:value="2">
            <text:p text:style-name="P7">2</text:p>
          </table:table-cell>
          <table:table-cell table:style-name="Table2.A1" office:value-type="string">
            <text:p text:style-name="P7">0.436s</text:p>
          </table:table-cell>
          <table:table-cell table:style-name="Table2.B2" office:value-type="float" office:value="0">
            <text:p text:style-name="P7">0</text:p>
          </table:table-cell>
          <table:table-cell table:style-name="Table2.A1" office:value-type="string">
            <text:p text:style-name="P7">0.000s</text:p>
          </table:table-cell>
          <table:table-cell table:style-name="Table2.A1" office:value-type="string">
            <text:p text:style-name="P7">255.034/s</text:p>
          </table:table-cell>
          <table:table-cell table:style-name="Table2.A1" office:value-type="string">
            <text:p text:style-name="P7">63.758/s</text:p>
          </table:table-cell>
          <table:table-cell table:style-name="Table2.A1" office:value-type="string">
            <text:p text:style-name="P7">15.684ms/op</text:p>
          </table:table-cell>
          <table:table-cell table:style-name="Table2.N2" office:value-type="percentage" office:value="0.95">
            <text:p text:style-name="P7">95.00%</text:p>
          </table:table-cell>
          <table:table-cell table:style-name="Table2.N2" office:value-type="percentage" office:value="0.05">
            <text:p text:style-name="P7">5.00%</text:p>
          </table:table-cell>
          <table:table-cell table:style-name="Table2.N2" office:value-type="percentage" office:value="0">
            <text:p text:style-name="P7">0.00%</text:p>
          </table:table-cell>
        </table:table-row>
        <table:table-row>
          <table:table-cell table:style-name="Table2.A1" office:value-type="string">
            <text:p text:style-name="P7">read-opendj-new-user-object</text:p>
          </table:table-cell>
          <table:table-cell table:style-name="Table2.B2" office:value-type="float" office:value="80">
            <text:p text:style-name="P7">80</text:p>
          </table:table-cell>
          <table:table-cell table:style-name="Table2.A1" office:value-type="string">
            <text:p text:style-name="P7">1.277s</text:p>
          </table:table-cell>
          <table:table-cell table:style-name="Table2.A1" office:value-type="string">
            <text:p text:style-name="P7">200ms</text:p>
          </table:table-cell>
          <table:table-cell table:style-name="Table2.B2" office:value-type="float" office:value="76">
            <text:p text:style-name="P7">76</text:p>
          </table:table-cell>
          <table:table-cell table:style-name="Table2.A1" office:value-type="string">
            <text:p text:style-name="P7">1.277s</text:p>
          </table:table-cell>
          <table:table-cell table:style-name="Table2.B2" office:value-type="float" office:value="0">
            <text:p text:style-name="P7">0</text:p>
          </table:table-cell>
          <table:table-cell table:style-name="Table2.A1" office:value-type="string">
            <text:p text:style-name="P7">0.000s</text:p>
          </table:table-cell>
          <table:table-cell table:style-name="Table2.B2" office:value-type="float" office:value="4">
            <text:p text:style-name="P7">4</text:p>
          </table:table-cell>
          <table:table-cell table:style-name="Table2.A1" office:value-type="string">
            <text:p text:style-name="P7">0.000s</text:p>
          </table:table-cell>
          <table:table-cell table:style-name="Table2.A1" office:value-type="string">
            <text:p text:style-name="P7">238.058/s</text:p>
          </table:table-cell>
          <table:table-cell table:style-name="Table2.A1" office:value-type="string">
            <text:p text:style-name="P7">59.514/s</text:p>
          </table:table-cell>
          <table:table-cell table:style-name="Table2.A1" office:value-type="string">
            <text:p text:style-name="P7">16.803ms/op</text:p>
          </table:table-cell>
          <table:table-cell table:style-name="Table2.N2" office:value-type="percentage" office:value="0.95">
            <text:p text:style-name="P7">95.00%</text:p>
          </table:table-cell>
          <table:table-cell table:style-name="Table2.N2" office:value-type="percentage" office:value="0">
            <text:p text:style-name="P7">0.00%</text:p>
          </table:table-cell>
          <table:table-cell table:style-name="Table2.N2" office:value-type="percentage" office:value="0.05">
            <text:p text:style-name="P7">5.00%</text:p>
          </table:table-cell>
        </table:table-row>
      </table:table>
      <text:p text:style-name="P7">Job lapsed time = 66399ms</text:p>
      <text:p text:style-name="P7">Passed Accum time = 249508ms</text:p>
      <text:p text:style-name="P7">Total Threads = 4</text:p>
      <text:p text:style-name="P7">Thread group size = 0</text:p>
      <text:p text:style-name="P7">Launch interval = 1000ms</text:p>
      <text:p text:style-name="P7">Transaction goal = 44160</text:p>
      <text:p text:style-name="P7">Transction actual = 44144</text:p>
      <text:p text:style-name="P7">Successful ops/s = 707.697 </text:p>
      <text:p text:style-name="P7">Ops/s during job = 664.829 </text:p>
      <text:p text:style-name="P7">Success rate = 99.96%</text:p>
      <text:p text:style-name="P7">Total sleep sec = 12.179 </text:p>
      <text:p text:style-name="P7">Based on following workloads:</text:p>
      <text:p text:style-name="P7">Workload: read-user-object with 40000 loops; Percent load = 90.33%</text:p>
      <text:p text:style-name="P19">Tasks used:</text:p>
      <text:p text:style-name="P19">read-opendj-user-object</text:p>
      <text:p text:style-name="P7">Workload: query-user-objects with 4000 loops; Percent load = 9.03%</text:p>
      <text:p text:style-name="P19">Tasks used:</text:p>
      <text:p text:style-name="P19">query-opendj-user-objects</text:p>
      <text:p text:style-name="P7">Workload: create-and-update-user-object with 40 loops; Percent load = 0.63%</text:p>
      <text:p text:style-name="P19">Tasks used:</text:p>
      <text:p text:style-name="P19">create-opendj-user-object</text:p>
      <text:p text:style-name="P19">sleep</text:p>
      <text:p text:style-name="P19">update-opendj-new-user-object</text:p>
      <text:p text:style-name="P19">sleep</text:p>
      <text:p text:style-name="P19">read-opendj-new-user-object</text:p>
      <text:p text:style-name="P19">sleep</text:p>
      <text:p text:style-name="P19">read-opendj-new-user-object</text:p>
      <text:p text:style-name="P7">Target environment(s): mac laptop running two OpenDJ 2.6.2 instance in vbox, replicated, behind haproxy</text:p>
      <text:p text:style-name="P5"><text:span text:style-name="T5">Load generator</text:span>: mac laptop running JDK 8</text:p>
      <text:p text:style-name="P11"/>
      <text:p text:style-name="P1"/>
      <text:p text:style-name="P2"/>
      <text:p text:style-name="P15">But when a job “ramps up” then the combined pass operations (CbdPsOps) as well as “<text:span text:style-name="T3">Successful ops/s =</text:span>” are skewed and is invalid.</text:p>
      <text:p text:style-name="P11"/>
      <text:p text:style-name="P5">Job Started with 32 threads on Fri Jun 26 17:33:06 UTC 2015...and completed Fri Jun 26 19:09:41 UTC 2015</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C"/>
        <table:table-column table:style-name="Table1.L"/>
        <table:table-column table:style-name="Table1.D"/>
        <table:table-column table:style-name="Table1.N"/>
        <table:table-column table:style-name="Table1.O"/>
        <table:table-column table:style-name="Table1.P"/>
        <table:table-header-rows>
          <table:table-row>
            <table:table-cell table:style-name="Table1.A1" office:value-type="string">
              <text:p text:style-name="P5">Operation</text:p>
            </table:table-cell>
            <table:table-cell table:style-name="Table1.A1" office:value-type="string">
              <text:p text:style-name="P5">TxTotal</text:p>
            </table:table-cell>
            <table:table-cell table:style-name="Table1.A1" office:value-type="string">
              <text:p text:style-name="P5">AccmTime</text:p>
            </table:table-cell>
            <table:table-cell table:style-name="Table1.A1" office:value-type="string">
              <text:p text:style-name="P5">Thrshold</text:p>
            </table:table-cell>
            <table:table-cell table:style-name="Table1.A1" office:value-type="string">
              <text:p text:style-name="P5">TxPass</text:p>
            </table:table-cell>
            <table:table-cell table:style-name="Table1.A1" office:value-type="string">
              <text:p text:style-name="P5">PassTime</text:p>
            </table:table-cell>
            <table:table-cell table:style-name="Table1.A1" office:value-type="string">
              <text:p text:style-name="P5">TxExced</text:p>
            </table:table-cell>
            <table:table-cell table:style-name="Table1.A1" office:value-type="string">
              <text:p text:style-name="P5">ExcdTime</text:p>
            </table:table-cell>
            <table:table-cell table:style-name="Table1.A1" office:value-type="string">
              <text:p text:style-name="P5">TxFail</text:p>
            </table:table-cell>
            <table:table-cell table:style-name="Table1.A1" office:value-type="string">
              <text:p text:style-name="P5">Failtime</text:p>
            </table:table-cell>
            <table:table-cell table:style-name="Table1.A1" office:value-type="string">
              <text:p text:style-name="P10">CbdPsOps</text:p>
            </table:table-cell>
            <table:table-cell table:style-name="Table1.A1" office:value-type="string">
              <text:p text:style-name="P5">ThrdOps</text:p>
            </table:table-cell>
            <table:table-cell table:style-name="Table1.A1" office:value-type="string">
              <text:p text:style-name="P5">Avrms/op</text:p>
            </table:table-cell>
            <table:table-cell table:style-name="Table1.A1" office:value-type="string">
              <text:p text:style-name="P5">Success</text:p>
            </table:table-cell>
            <table:table-cell table:style-name="Table1.A1" office:value-type="string">
              <text:p text:style-name="P5">Exceed</text:p>
            </table:table-cell>
            <table:table-cell table:style-name="Table1.A1" office:value-type="string">
              <text:p text:style-name="P5">Fail</text:p>
            </table:table-cell>
          </table:table-row>
        </table:table-header-rows>
        <table:table-row>
          <table:table-cell table:style-name="Table1.A1" office:value-type="string">
            <text:p text:style-name="P5">authenticate-openam-user-object</text:p>
          </table:table-cell>
          <table:table-cell table:style-name="Table1.B2" office:value-type="float" office:value="8000">
            <text:p text:style-name="P5">8000</text:p>
          </table:table-cell>
          <table:table-cell table:style-name="Table1.A1" office:value-type="string">
            <text:p text:style-name="P5">195.228s</text:p>
          </table:table-cell>
          <table:table-cell table:style-name="Table1.A1" office:value-type="string">
            <text:p text:style-name="P5">200ms</text:p>
          </table:table-cell>
          <table:table-cell table:style-name="Table1.B2" office:value-type="float" office:value="7932">
            <text:p text:style-name="P5">7932</text:p>
          </table:table-cell>
          <table:table-cell table:style-name="Table1.A1" office:value-type="string">
            <text:p text:style-name="P5">181.388s</text:p>
          </table:table-cell>
          <table:table-cell table:style-name="Table1.B2" office:value-type="float" office:value="68">
            <text:p text:style-name="P5">68</text:p>
          </table:table-cell>
          <table:table-cell table:style-name="Table1.A1" office:value-type="string">
            <text:p text:style-name="P5">13.840s</text:p>
          </table:table-cell>
          <table:table-cell table:style-name="Table1.B2" office:value-type="float" office:value="0">
            <text:p text:style-name="P5">0</text:p>
          </table:table-cell>
          <table:table-cell table:style-name="Table1.A1" office:value-type="string">
            <text:p text:style-name="P5">0.000s</text:p>
          </table:table-cell>
          <table:table-cell table:style-name="Table1.A1" office:value-type="string">
            <text:p text:style-name="P5">1399.343/s</text:p>
          </table:table-cell>
          <table:table-cell table:style-name="Table1.A1" office:value-type="string">
            <text:p text:style-name="P5">43.729/s</text:p>
          </table:table-cell>
          <table:table-cell table:style-name="Table1.A1" office:value-type="string">
            <text:p text:style-name="P5">22.868ms/op</text:p>
          </table:table-cell>
          <table:table-cell table:style-name="Table1.N2" office:value-type="percentage" office:value="0.9915">
            <text:p text:style-name="P5">99.15%</text:p>
          </table:table-cell>
          <table:table-cell table:style-name="Table1.N2" office:value-type="percentage" office:value="0.0085">
            <text:p text:style-name="P5">0.85%</text:p>
          </table:table-cell>
          <table:table-cell table:style-name="Table1.N2" office:value-type="percentage" office:value="0">
            <text:p text:style-name="P5">0.00%</text:p>
          </table:table-cell>
        </table:table-row>
        <table:table-row>
          <table:table-cell table:style-name="Table1.A1" office:value-type="string">
            <text:p text:style-name="P5">validate-openam-user-session</text:p>
          </table:table-cell>
          <table:table-cell table:style-name="Table1.B2" office:value-type="float" office:value="16000">
            <text:p text:style-name="P5">16000</text:p>
          </table:table-cell>
          <table:table-cell table:style-name="Table1.A1" office:value-type="string">
            <text:p text:style-name="P5">42.684s</text:p>
          </table:table-cell>
          <table:table-cell table:style-name="Table1.A1" office:value-type="string">
            <text:p text:style-name="P5">100ms</text:p>
          </table:table-cell>
          <table:table-cell table:style-name="Table1.B2" office:value-type="float" office:value="15861">
            <text:p text:style-name="P5">15861</text:p>
          </table:table-cell>
          <table:table-cell table:style-name="Table1.A1" office:value-type="string">
            <text:p text:style-name="P5">42.376s</text:p>
          </table:table-cell>
          <table:table-cell table:style-name="Table1.B2" office:value-type="float" office:value="3">
            <text:p text:style-name="P5">3</text:p>
          </table:table-cell>
          <table:table-cell table:style-name="Table1.A1" office:value-type="string">
            <text:p text:style-name="P5">0.308s</text:p>
          </table:table-cell>
          <table:table-cell table:style-name="Table1.B2" office:value-type="float" office:value="136">
            <text:p text:style-name="P5">136</text:p>
          </table:table-cell>
          <table:table-cell table:style-name="Table1.A1" office:value-type="string">
            <text:p text:style-name="P5">0.000s</text:p>
          </table:table-cell>
          <table:table-cell table:style-name="Table1.A1" office:value-type="string">
            <text:p text:style-name="P5">11977.346/s</text:p>
          </table:table-cell>
          <table:table-cell table:style-name="Table1.A1" office:value-type="string">
            <text:p text:style-name="P5">374.292/s</text:p>
          </table:table-cell>
          <table:table-cell table:style-name="Table1.A1" office:value-type="string">
            <text:p text:style-name="P5">2.672ms/op</text:p>
          </table:table-cell>
          <table:table-cell table:style-name="Table1.N2" office:value-type="percentage" office:value="0.9913">
            <text:p text:style-name="P5">99.13%</text:p>
          </table:table-cell>
          <table:table-cell table:style-name="Table1.N2" office:value-type="percentage" office:value="0.0002">
            <text:p text:style-name="P5">0.02%</text:p>
          </table:table-cell>
          <table:table-cell table:style-name="Table1.N2" office:value-type="percentage" office:value="0.0085">
            <text:p text:style-name="P5">0.85%</text:p>
          </table:table-cell>
        </table:table-row>
        <table:table-row>
          <table:table-cell table:style-name="Table1.A1" office:value-type="string">
            <text:p text:style-name="P5">logout-openam-user-object</text:p>
          </table:table-cell>
          <table:table-cell table:style-name="Table1.B2" office:value-type="float" office:value="8000">
            <text:p text:style-name="P5">8000</text:p>
          </table:table-cell>
          <table:table-cell table:style-name="Table1.A1" office:value-type="string">
            <text:p text:style-name="P5">25.430s</text:p>
          </table:table-cell>
          <table:table-cell table:style-name="Table1.A1" office:value-type="string">
            <text:p text:style-name="P5">100ms</text:p>
          </table:table-cell>
          <table:table-cell table:style-name="Table1.B2" office:value-type="float" office:value="7927">
            <text:p text:style-name="P5">7927</text:p>
          </table:table-cell>
          <table:table-cell table:style-name="Table1.A1" office:value-type="string">
            <text:p text:style-name="P5">25.223s</text:p>
          </table:table-cell>
          <table:table-cell table:style-name="Table1.B2" office:value-type="float" office:value="2">
            <text:p text:style-name="P5">2</text:p>
          </table:table-cell>
          <table:table-cell table:style-name="Table1.A1" office:value-type="string">
            <text:p text:style-name="P5">0.207s</text:p>
          </table:table-cell>
          <table:table-cell table:style-name="Table1.B2" office:value-type="float" office:value="71">
            <text:p text:style-name="P5">71</text:p>
          </table:table-cell>
          <table:table-cell table:style-name="Table1.A1" office:value-type="string">
            <text:p text:style-name="P5">0.000s</text:p>
          </table:table-cell>
          <table:table-cell table:style-name="Table1.A1" office:value-type="string">
            <text:p text:style-name="P5">10056.854/s</text:p>
          </table:table-cell>
          <table:table-cell table:style-name="Table1.A1" office:value-type="string">
            <text:p text:style-name="P5">314.277/s</text:p>
          </table:table-cell>
          <table:table-cell table:style-name="Table1.A1" office:value-type="string">
            <text:p text:style-name="P5">3.182ms/op</text:p>
          </table:table-cell>
          <table:table-cell table:style-name="Table1.N2" office:value-type="percentage" office:value="0.9909">
            <text:p text:style-name="P5">99.09%</text:p>
          </table:table-cell>
          <table:table-cell table:style-name="Table1.N2" office:value-type="percentage" office:value="0.0003">
            <text:p text:style-name="P5">0.03%</text:p>
          </table:table-cell>
          <table:table-cell table:style-name="Table1.N2" office:value-type="percentage" office:value="0.0089">
            <text:p text:style-name="P5">0.89%</text:p>
          </table:table-cell>
        </table:table-row>
      </table:table>
      <text:p text:style-name="P5">Job lapsed time = 5795471ms</text:p>
      <text:p text:style-name="P5">Passed Accum time = 248987ms</text:p>
      <text:p text:style-name="P5">Total Threads = 32</text:p>
      <text:p text:style-name="P5">Thread group size = 1</text:p>
      <text:p text:style-name="P5">Launch interval = 10000ms</text:p>
      <text:p text:style-name="P5">Transaction goal = 32000</text:p>
      <text:p text:style-name="P5">Transction actual = 31720</text:p>
      <text:p text:style-name="P10">Successful ops/s = 4076.679</text:p>
      <text:p text:style-name="P5">Ops/s during job = 5.473 </text:p>
      <text:p text:style-name="P5">Success rate = 99.13%</text:p>
      <text:p text:style-name="P5">Total sleep sec = 174473.266</text:p>
      <text:p text:style-name="P5">Based on following workloads:</text:p>
      <text:p text:style-name="P5">Workload: authenticate-read-logout-user-object with 8000 loops; Percent load = 100.00%</text:p>
      <text:p text:style-name="P18">Tasks used:</text:p>
      <text:p text:style-name="P18">authenticate-openam-user-object</text:p>
      <text:p text:style-name="P18">validate-openam-user-session</text:p>
      <text:p text:style-name="P18">sleep</text:p>
      <text:p text:style-name="P18">validate-openam-user-session</text:p>
      <text:p text:style-name="P18">sleep</text:p>
      <text:p text:style-name="P18">logout-openam-user-object</text:p>
      <text:p text:style-name="P5">Target environment(s): one 4xcore 7GB Ubuntu 14.04 VM in Azure Apache Tomcat 7.59, JDK8, OpenAM 12.0.0 with 200,000 users</text:p>
      <text:p text:style-name="P12">Load generator: one 2xcore Ubuntu 14.04 VM in Azure on same vnet at OpenAM server (example.com)</text:p>
      <text:p text:style-name="P1"/>
      <text:p text:style-name="P4"/>
      <text:p text:style-name="P14">Some preliminary findings:</text:p>
      <text:p text:style-name="P3">Increased thread count quickly reduces the transaction rate per thread. While two threads may scale up against a two core system two threads do NOT see double the performance over one thread. In fact OpenAM, with a simple authentication/validation workload did not scale to 4 cores as well as hoped. </text:p>
      <text:p text:style-name="P3"/>
      <text:p text:style-name="P3">For example a 4 core OpenAM instance with 16 threads:</text:p>
      <text:p text:style-name="P3"/>
      <text:p text:style-name="P8">===============</text:p>
      <text:p text:style-name="P8">Job Started with 16 threads on Thu Jun 25 15:43:06 UTC 2015...and completed Thu Jun 25 15:55:17 UTC 2015</text:p>
      <text:p text:style-name="P8">Operation <text:s text:c="25"/>TxTotal <text:s/>AccmTime <text:s/>Thrshold <text:s text:c="3"/>TxPass <text:s/>PassTime <text:s text:c="2"/>TxExced <text:s/>ExcdTime <text:s text:c="3"/>TxFail <text:s/>Failtime <text:s text:c="3"/>CbdPsOps <text:s text:c="4"/>ThrdOps <text:s text:c="5"/>Avrms/op <text:s text:c="2"/>Success <text:s text:c="3"/>Exceed <text:s text:c="5"/>Fail</text:p>
      <text:p text:style-name="P8">authenticate-openam-user-object <text:s text:c="4"/>16000011130.598s <text:s text:c="4"/>200ms <text:s text:c="3"/>15967911065.405s <text:s text:c="6"/>321 <text:s text:c="2"/>65.193s <text:s text:c="8"/>0 <text:s text:c="3"/>0.000s <text:s text:c="2"/>230.888/s <text:s text:c="3"/><text:span text:style-name="T6">14.430/s </text:span><text:s text:c="2"/>69.298ms/op <text:s text:c="3"/>99.80% <text:s text:c="4"/>0.20% <text:s text:c="4"/>0.00%</text:p>
      <text:p text:style-name="P8">logout-openam-user-object <text:s text:c="10"/>160000 <text:s/>545.667s <text:s text:c="4"/>100ms <text:s text:c="3"/>159639 <text:s/>541.514s <text:s text:c="7"/>40 <text:s text:c="3"/>4.153s <text:s text:c="6"/>321 <text:s text:c="3"/>0.000s <text:s/>4716.820/s <text:s text:c="2"/>294.801/s <text:s text:c="3"/>3.392ms/op <text:s text:c="3"/>99.77% <text:s text:c="4"/>0.03% <text:s text:c="4"/>0.20%</text:p>
      <text:p text:style-name="P8">Job lapsed time =<text:tab/>731276ms</text:p>
      <text:p text:style-name="P8">Passed Accum time =<text:tab/>11606919ms</text:p>
      <text:p text:style-name="P8">Total Threads =<text:tab/><text:tab/>16</text:p>
      <text:p text:style-name="P8">Transaction goal =<text:tab/>320000</text:p>
      <text:p text:style-name="P8">Transction actual =<text:tab/>319318</text:p>
      <text:p text:style-name="P9">Successful ops/s =<text:tab/>440.176 </text:p>
      <text:p text:style-name="P8">Ops/s during job =<text:tab/>436.659 </text:p>
      <text:p text:style-name="P8">Success rate =<text:tab/><text:tab/>99.79%</text:p>
      <text:p text:style-name="P8">Total sleep sec =<text:tab/>0.000 <text:s text:c="3"/></text:p>
      <text:p text:style-name="P8">Based on following workloads:</text:p>
      <text:p text:style-name="P8"><text:tab/>Workload: authenticate-read-logout-user-object with 160000 loops;<text:tab/>Percent load = 100.00%</text:p>
      <text:p text:style-name="P8"><text:tab/>Tasks used:</text:p>
      <text:p text:style-name="P8"><text:tab/><text:tab/>authenticate-openam-user-object</text:p>
      <text:p text:style-name="P8"><text:tab/><text:tab/>logout-openam-user-object</text:p>
      <text:p text:style-name="P8">Target environment(s): one 4xcore 7GB Ubuntu 14.04 VM in Azure Apache Tomcat 7.59, JDK8, OpenAM 12.0.0 with 200,000 users</text:p>
      <text:p text:style-name="P8">Load generator: one 2xcore Ubuntu 14.04 VM in Azure on same vnet at OpenAM server (example.com)</text:p>
      <text:p text:style-name="P8">=================</text:p>
      <text:p text:style-name="P3"/>
      <text:p text:style-name="P3">And with a 8 core OpenAM instance with 16 threads</text:p>
      <text:p text:style-name="P3"/>
      <text:p text:style-name="P8">=================</text:p>
      <text:p text:style-name="P8"/>
      <text:p text:style-name="P8">Job Started with 16 threads on Thu Jun 25 19:54:52 UTC 2015...and completed Thu Jun 25 20:02:00 UTC 2015</text:p>
      <text:p text:style-name="P8">Operation <text:s text:c="25"/>TxTotal <text:s/>AccmTime <text:s/>Thrshold <text:s text:c="3"/>TxPass <text:s/>PassTime <text:s text:c="2"/>TxExced <text:s/>ExcdTime <text:s text:c="3"/>TxFail <text:s/>Failtime <text:s text:c="3"/>CbdPsOps <text:s text:c="4"/>ThrdOps <text:s text:c="5"/>Avrms/op <text:s text:c="2"/>Success <text:s text:c="3"/>Exceed <text:s text:c="5"/>Fail</text:p>
      <text:p text:style-name="P8">authenticate-openam-user-object <text:s text:c="4"/>160000 6389.917s <text:s text:c="4"/>200ms <text:s text:c="3"/>159632 6313.170s <text:s text:c="6"/>368 <text:s text:c="2"/>76.747s <text:s text:c="8"/>0 <text:s text:c="3"/>0.000s <text:s text:c="2"/>404.569/s <text:s text:c="3"/><text:span text:style-name="T6">25.286/s</text:span> <text:s text:c="2"/>39.548ms/op <text:s text:c="3"/>99.77% <text:s text:c="4"/>0.23% <text:s text:c="4"/>0.00%</text:p>
      <text:p text:style-name="P8">logout-openam-user-object <text:s text:c="10"/>160000 <text:s/>443.919s <text:s text:c="4"/>100ms <text:s text:c="3"/>159632 <text:s/>443.919s <text:s text:c="8"/>0 <text:s text:c="3"/>0.000s <text:s text:c="6"/>368 <text:s text:c="3"/>0.000s <text:s/>5753.554/s <text:s text:c="2"/>359.597/s <text:s text:c="3"/>2.781ms/op <text:s text:c="3"/>99.77% <text:s text:c="4"/>0.00% <text:s text:c="4"/>0.23%</text:p>
      <text:p text:style-name="P8">Job lapsed time =<text:tab/>428219ms</text:p>
      <text:p text:style-name="P8">Passed Accum time =<text:tab/>6757089ms</text:p>
      <text:p text:style-name="P8">Total Threads =<text:tab/><text:tab/>16</text:p>
      <text:p text:style-name="P8">Transaction goal =<text:tab/>320000</text:p>
      <text:p text:style-name="P8">Transction actual =<text:tab/>319264</text:p>
      <text:p text:style-name="P8"><text:span text:style-name="T6">Successful ops/s =<text:tab/>755.980</text:span> </text:p>
      <text:p text:style-name="P8">Ops/s during job =<text:tab/>745.562 </text:p>
      <text:p text:style-name="P8">Success rate =<text:tab/><text:tab/>99.77%</text:p>
      <text:p text:style-name="P8">Total sleep sec =<text:tab/>0.000 <text:s text:c="3"/></text:p>
      <text:p text:style-name="P8">Based on following workloads:</text:p>
      <text:p text:style-name="P8"><text:tab/>Workload: authenticate-read-logout-user-object with 160000 loops;<text:tab/>Percent load = 100.00%</text:p>
      <text:p text:style-name="P8"><text:tab/>Tasks used:</text:p>
      <text:p text:style-name="P8"><text:tab/><text:tab/>authenticate-openam-user-object</text:p>
      <text:p text:style-name="P8"><text:tab/><text:tab/>logout-openam-user-object</text:p>
      <text:p text:style-name="P8">Target environment(s): one 8xcore 14GB Ubuntu 14.04 VM in Azure Apache Tomcat 7.59, JDK8, OpenAM 12.0.0 with 200,000 users</text:p>
      <text:p text:style-name="P8">Load generator: one 2xcore Ubuntu 14.04 VM in Azure on same vnet at OpenAM server (example.com)</text:p>
      <text:p text:style-name="P8"/>
      <text:p text:style-name="P8">==================</text:p>
      <text:p text:style-name="P3"/>
      <text:p text:style-name="P3">It will be very important to understand the load breakout. Does the potential workload include many threads (1,000 – 100,000) that are somewhat concurrent against a service endpoint or a concentrated set of threads (100 or less)? For example mobile devices hitting an endpoint directly would constitute a very high thread count which may be best served by many small (2 core) OpenAM servers. Large quantities of threads seem to cause as much stress as the type of workload they represent. It seems to be just as important to understand the workload as how the workload is delivered.</text:p>
      <text:p text:style-name="P3"/>
      <text:p text:style-name="P3">When a system started to stress the number of operations exceeding threshold started to rise quickly and “Successful ops/s” started to drop. Thresholds can be adjusted higher but understanding how quickly a task can be responded to is very important. For example OpenDJ reads can occur in under 100ms very easily (from the load generators standpoint). Adjusting the threshold to something higher may result in a higher transaction rate but in fact if OpenDJ reads start taking longer than 50ms (from the load generators standpoint) the service is in fact starting to show stress. OpenDJ updates on the other hand can exceed 400ms regularly but the service is not stressed. Best way to establish a baseline threshold (one where the service is not stressing and consistently delivering expected performance) is to run one thread against a service with at least two cores, plenty of memory and is properly tuned, <text:soft-page-break/>for an extended amount of time (one hour). This “unstressed” service should be handle to respond consistently. The “Avrms/ops” data reflects the average time, in milliseconds, the load generator “waited” for the service to complete the transaction.</text:p>
      <text:p text:style-name="P3"/>
      <text:p text:style-name="P3">Generally, when a customer asks for sizing information, they want to put in place a system that will handle the average load without undue stress. This way if a spike occurs there is headroom for the service to handle the spike without impacting performance (the end user's experience for example).</text:p>
      <text:p text:style-name="P3"/>
      <text:p text:style-name="P3">With simple tests is was next to impossible to drive the service to 100% busy from a CPU standpoint (seemed true for both OpenDj and OpenAM with the very basic testing thus far).</text:p>
      <text:p text:style-name="P3"/>
      <text:p text:style-name="P3">A multi-core load generator was able to push more load against the service than multiple load generating instances (separate Vms). For example a 4 core load generator can kick out more transactions than two 2 core load generators.</text:p>
      <text:p text:style-name="P4"/>
      <text:p text:style-name="P4">Additional capability that is needed:</text:p>
      <text:list xml:id="list4288900767640550240" text:style-name="L6">
        <text:list-item>
          <text:p text:style-name="P29">Website/REST endpoint to provide sleep as well as OpenAM agent</text:p>
        </text:list-item>
        <text:list-item>
          <text:p text:style-name="P29">Random reads and injection from files for user ids and data</text:p>
        </text:list-item>
        <text:list-item>
          <text:p text:style-name="P29">Attributes definable at jobs, workloads, and tasks levels with said precedence.</text:p>
        </text:list-item>
        <text:list-item>
          <text:p text:style-name="P29">Website to build and run tests. Test as a service or trial or download war from backstage (need to authenticate)</text:p>
        </text:list-item>
        <text:list-item>
          <text:p text:style-name="P29">Fix PATCH for OpenDJ and OpenIDM</text:p>
        </text:list-item>
        <text:list-item>
          <text:p text:style-name="P29">Workload needs to specify if value needs to be persisted across tasks by specifying the attribute name returned by the a task operation i.e. tokenId</text:p>
        </text:list-item>
        <text:list-item>
          <text:p text:style-name="P29">Define wildcards:</text:p>
        </text:list-item>
      </text:list>
      <text:p text:style-name="P18">WILDCARDS : [</text:p>
      <text:p text:style-name="P21">{</text:p>
      <text:p text:style-name="P21">name : $RANDOMVALUE,</text:p>
      <text:p text:style-name="P21">type : generated</text:p>
      <text:p text:style-name="P21">},</text:p>
      <text:p text:style-name="P21">{</text:p>
      <text:p text:style-name="P21">name : $TOKENID,</text:p>
      <text:p text:style-name="P21">type : retained</text:p>
      <text:p text:style-name="P21">},</text:p>
      <text:p text:style-name="P21">{</text:p>
      <text:p text:style-name="P21">name : $FILE-A,</text:p>
      <text:p text:style-name="P21">type : file,</text:p>
      <text:p text:style-name="P21">source : path to file</text:p>
      <text:p text:style-name="P21">},</text:p>
      <text:p text:style-name="P21">{</text:p>
      <text:p text:style-name="P21">name : $OBJECT-O,</text:p>
      <text:p text:style-name="P21">type : rest-endpoint,</text:p>
      <text:p text:style-name="P21">source : url to object</text:p>
      <text:p text:style-name="P21">}</text:p>
      <text:p text:style-name="P18">]</text:p>
      <text:p text:style-name="P18">}</text:p>
      <text:p text:style-name="P17"/>
      <text:p text:style-name="P36"/>
      <text:p text:style-name="P31">Sample output as of October 19<text:span text:style-name="T7">th</text:span> 2016:</text:p>
      <text:p text:style-name="P31">rmfaller-forgerock-mac:LoadGen rmfaller$ java -jar ./dist/LoadGen.jar --config ./jobs/jobs-openam.json</text:p>
      <text:p text:style-name="P31">Job Started with 4 threads on Wed Oct 19 15:37:24 PDT 2016...and completed Wed Oct 19 15:37:25 PDT 2016</text:p>
      <text:p text:style-name="P31">Operation <text:s text:c="25"/>TxTotal <text:s/>AccmTime <text:s/>Thrshold <text:s text:c="3"/>TxPass <text:s/>PassTime <text:s text:c="2"/>TxExced <text:s/>ExcdTime <text:s text:c="3"/>TxFail <text:s/>Failtime <text:s text:c="3"/>CbdPsOps <text:s text:c="4"/>ThrdOps <text:s text:c="5"/>Avrms/op <text:s text:c="2"/>Success <text:s text:c="3"/>Exceed <text:s text:c="5"/>Fail</text:p>
      <text:p text:style-name="P31">authenticate-openam-admin <text:s text:c="14"/>40 <text:s text:c="3"/>0.816s <text:s text:c="4"/>400ms <text:s text:c="7"/>40 <text:s text:c="3"/>0.816s <text:s text:c="8"/>0 <text:s text:c="3"/>0.000s <text:s text:c="8"/>0 <text:s text:c="3"/>0.000s <text:s text:c="2"/>196.078/s <text:s text:c="3"/>49.020/s <text:s text:c="2"/>20.400ms/op <text:s text:c="2"/>100.00% <text:s text:c="4"/>0.00% <text:s text:c="4"/>0.00%</text:p>
      <text:p text:style-name="P31">create-openam-user-object-post <text:s text:c="9"/>40 <text:s text:c="3"/>1.015s <text:s text:c="4"/>800ms <text:s text:c="7"/>40 <text:s text:c="3"/>1.015s <text:s text:c="8"/>0 <text:s text:c="3"/>0.000s <text:s text:c="8"/>0 <text:s text:c="3"/>0.000s <text:s text:c="2"/>157.635/s <text:s text:c="3"/>39.409/s <text:s text:c="2"/>25.375ms/op <text:s text:c="2"/>100.00% <text:s text:c="4"/>0.00% <text:s text:c="4"/>0.00%</text:p>
      <text:p text:style-name="P31">logout-openam-admin <text:s text:c="20"/>40 <text:s text:c="3"/>0.440s <text:s text:c="4"/>100ms <text:s text:c="7"/>40 <text:s text:c="3"/>0.440s <text:s text:c="8"/>0 <text:s text:c="3"/>0.000s <text:s text:c="8"/>0 <text:s text:c="3"/>0.000s <text:s text:c="2"/>363.636/s <text:s text:c="3"/>90.909/s <text:s text:c="2"/>11.000ms/op <text:s text:c="2"/>100.00% <text:s text:c="4"/>0.00% <text:s text:c="4"/>0.00%</text:p>
      <text:p text:style-name="P31">Job lapsed time =<text:tab/>617ms</text:p>
      <text:p text:style-name="P31">Passed Accum time =<text:tab/>2271ms</text:p>
      <text:p text:style-name="P31">Total Threads =<text:tab/><text:tab/>4</text:p>
      <text:p text:style-name="P31">Thread group size =<text:tab/>0</text:p>
      <text:p text:style-name="P31">Launch interval =<text:tab/>0ms</text:p>
      <text:p text:style-name="P31">Transaction goal =<text:tab/>120</text:p>
      <text:p text:style-name="P31">Transaction actual =<text:tab/>120</text:p>
      <text:p text:style-name="P31">Successful ops/s =<text:tab/>211.361</text:p>
      <text:p text:style-name="P31">Ops/s during job =<text:tab/>194.489</text:p>
      <text:p text:style-name="P31">Success rate =<text:tab/><text:tab/>100.00%</text:p>
      <text:p text:style-name="P31">Total sleep sec =<text:tab/>0.000</text:p>
      <text:p text:style-name="P31">Based on following workloads:</text:p>
      <text:p text:style-name="P31"><text:tab/>Workload: adminuser-authenticate-createuser-logout with 40 loops;<text:tab/>Percent load = 100.00%</text:p>
      <text:p text:style-name="P31"><text:tab/>Tasks used:</text:p>
      <text:p text:style-name="P31"><text:tab/><text:tab/>authenticate-openam-admin</text:p>
      <text:p text:style-name="P31"><text:tab/><text:tab/>create-openam-user-object-post</text:p>
      <text:p text:style-name="P31"><text:tab/><text:tab/>logout-openam-admin</text:p>
      <text:p text:style-name="P31">Target environment(s): mac laptop running vbox hosting ubuntu (2 cores, 8GB) running an OpenAM 13.5 instance loaded w/2000 objects</text:p>
      <text:p text:style-name="P31">Load generator: mac laptop running JDK 8</text:p>
      <text:p text:style-name="P31"/>
      <table:table table:name="Table3" table:style-name="Table3">
        <table:table-column table:style-name="Table3.A"/>
        <table:table-column table:style-name="Table3.B"/>
        <table:table-header-rows>
          <table:table-row>
            <table:table-cell table:style-name="Table3.A1" office:value-type="string">
              <text:p text:style-name="P33">Operation </text:p>
            </table:table-cell>
            <table:table-cell table:style-name="Table3.B1" office:value-type="string">
              <text:p text:style-name="P32"><text:s/>from the ./tasks JSON formatted REST call</text:p>
            </table:table-cell>
          </table:table-row>
        </table:table-header-rows>
        <table:table-row>
          <table:table-cell table:style-name="Table3.A2" office:value-type="string">
            <text:p text:style-name="P33">TxTotal </text:p>
          </table:table-cell>
          <table:table-cell table:style-name="Table3.B2" office:value-type="string">
            <text:p text:style-name="P32"><text:s/>number of actual tasks executed (threads * workload count {as specified in the ./jobs description file})</text:p>
          </table:table-cell>
        </table:table-row>
        <table:table-row>
          <table:table-cell table:style-name="Table3.A2" office:value-type="string">
            <text:p text:style-name="P33">AccmTime </text:p>
          </table:table-cell>
          <table:table-cell table:style-name="Table3.B2" office:value-type="string">
            <text:p text:style-name="P32"><text:s/>accumulated time in seconds to execute all Operations (successful and unsuccessful)</text:p>
          </table:table-cell>
        </table:table-row>
        <table:table-row>
          <table:table-cell table:style-name="Table3.A2" office:value-type="string">
            <text:p text:style-name="P33">Thrshold </text:p>
          </table:table-cell>
          <table:table-cell table:style-name="Table3.B2" office:value-type="string">
            <text:p text:style-name="P32"><text:s/>maximum time in milliseconds allowed for the Operation to complete successfully and specified in the ./workloads description file</text:p>
          </table:table-cell>
        </table:table-row>
        <table:table-row>
          <table:table-cell table:style-name="Table3.A2" office:value-type="string">
            <text:p text:style-name="P33">TxPass </text:p>
          </table:table-cell>
          <table:table-cell table:style-name="Table3.B2" office:value-type="string">
            <text:p text:style-name="P32"><text:s/>number of Operations that passed successfully (did not timeout or incur any other type of error)</text:p>
          </table:table-cell>
        </table:table-row>
        <table:table-row>
          <table:table-cell table:style-name="Table3.A2" office:value-type="string">
            <text:p text:style-name="P33">PassTime </text:p>
          </table:table-cell>
          <table:table-cell table:style-name="Table3.B2" office:value-type="string">
            <text:p text:style-name="P32"><text:s/>accumulated time in seconds to execute all successful Operations</text:p>
          </table:table-cell>
        </table:table-row>
        <table:table-row>
          <table:table-cell table:style-name="Table3.A2" office:value-type="string">
            <text:p text:style-name="P33">TxExced </text:p>
          </table:table-cell>
          <table:table-cell table:style-name="Table3.B2" office:value-type="string">
            <text:p text:style-name="P32"><text:s/>number of Operations that exceeded the specified Threshold</text:p>
          </table:table-cell>
        </table:table-row>
        <table:table-row>
          <table:table-cell table:style-name="Table3.A2" office:value-type="string">
            <text:p text:style-name="P33">ExcdTime </text:p>
          </table:table-cell>
          <table:table-cell table:style-name="Table3.B2" office:value-type="string">
            <text:p text:style-name="P32"><text:s/>accumulated time in seconds spent on Operations that eventually exceeded the Threshold</text:p>
          </table:table-cell>
        </table:table-row>
        <table:table-row>
          <table:table-cell table:style-name="Table3.A2" office:value-type="string">
            <text:p text:style-name="P33">TxFail </text:p>
          </table:table-cell>
          <table:table-cell table:style-name="Table3.B2" office:value-type="string">
            <text:p text:style-name="P32"><text:s/>number of Operations that failed for issues outside of exceeding the specified Threshold</text:p>
          </table:table-cell>
        </table:table-row>
        <table:table-row>
          <table:table-cell table:style-name="Table3.A2" office:value-type="string">
            <text:p text:style-name="P33">Failtime </text:p>
          </table:table-cell>
          <table:table-cell table:style-name="Table3.B2" office:value-type="string">
            <text:p text:style-name="P32"><text:s/>accumulated time in seconds spent on Operations that failed for issues outside of exceeding the specified Threshold</text:p>
          </table:table-cell>
        </table:table-row>
        <table:table-row>
          <table:table-cell table:style-name="Table3.A2" office:value-type="string">
            <text:p text:style-name="P33">CbPsOps </text:p>
          </table:table-cell>
          <table:table-cell table:style-name="Table3.B2" office:value-type="string">
            <text:p text:style-name="P32"><text:s/>calculated number of successful Operations that could be executed by all threads in a second</text:p>
          </table:table-cell>
        </table:table-row>
        <table:table-row>
          <table:table-cell table:style-name="Table3.A2" office:value-type="string">
            <text:p text:style-name="P33">ThrdOps </text:p>
          </table:table-cell>
          <table:table-cell table:style-name="Table3.B2" office:value-type="string">
            <text:p text:style-name="P32"><text:s/>calculated number of successful Operations per thread that could be executed in a second</text:p>
          </table:table-cell>
        </table:table-row>
        <table:table-row>
          <table:table-cell table:style-name="Table3.A2" office:value-type="string">
            <text:p text:style-name="P33">Avrms/op </text:p>
          </table:table-cell>
          <table:table-cell table:style-name="Table3.B2" office:value-type="string">
            <text:p text:style-name="P32"><text:s/>average number of milliseconds needed to execute one Operation</text:p>
          </table:table-cell>
        </table:table-row>
        <table:table-row>
          <table:table-cell table:style-name="Table3.A2" office:value-type="string">
            <text:p text:style-name="P33">Success </text:p>
          </table:table-cell>
          <table:table-cell table:style-name="Table3.B2" office:value-type="string">
            <text:p text:style-name="P32"><text:s/>percentage of successful Operations (this value degrades further if following Operations are dependent on the success of previous Operations)</text:p>
          </table:table-cell>
        </table:table-row>
        <table:table-row>
          <table:table-cell table:style-name="Table3.A2" office:value-type="string">
            <text:p text:style-name="P33">Exceed </text:p>
          </table:table-cell>
          <table:table-cell table:style-name="Table3.B2" office:value-type="string">
            <text:p text:style-name="P32"><text:s/>percentage of Operations that exceeded the threshold</text:p>
          </table:table-cell>
        </table:table-row>
        <table:table-row>
          <table:table-cell table:style-name="Table3.A2" office:value-type="string">
            <text:p text:style-name="P33">Fail </text:p>
          </table:table-cell>
          <table:table-cell table:style-name="Table3.B2" office:value-type="string">
            <text:p text:style-name="P32"><text:s/>percnetage of Operations that failed for reasons other than exceeding the threshold</text:p>
          </table:table-cell>
        </table:table-row>
      </table:table>
      <text:p text:style-name="P32"/>
      <table:table table:name="Table4" table:style-name="Table4">
        <table:table-column table:style-name="Table4.A"/>
        <table:table-column table:style-name="Table4.B"/>
        <table:table-header-rows>
          <table:table-row>
            <table:table-cell table:style-name="Table4.A1" office:value-type="string">
              <text:p text:style-name="P33">Job lapsed time </text:p>
            </table:table-cell>
            <table:table-cell table:style-name="Table4.B1" office:value-type="string">
              <text:p text:style-name="P32"><text:s/>clock time in milliseconds it took for the job to complete</text:p>
            </table:table-cell>
          </table:table-row>
        </table:table-header-rows>
        <table:table-row>
          <table:table-cell table:style-name="Table4.A2" office:value-type="string">
            <text:p text:style-name="P33">Passed Accum time </text:p>
          </table:table-cell>
          <table:table-cell table:style-name="Table4.B2" office:value-type="string">
            <text:p text:style-name="P32"><text:s/>total accumulated time of all successful Operations</text:p>
          </table:table-cell>
        </table:table-row>
        <table:table-row>
          <table:table-cell table:style-name="Table4.A2" office:value-type="string">
            <text:p text:style-name="P33">Total Threads </text:p>
          </table:table-cell>
          <table:table-cell table:style-name="Table4.B2" office:value-type="string">
            <text:p text:style-name="P32"><text:s/>as specified in the ./jobs file</text:p>
          </table:table-cell>
        </table:table-row>
        <table:table-row>
          <table:table-cell table:style-name="Table4.A2" office:value-type="string">
            <text:p text:style-name="P33">Thread group size </text:p>
          </table:table-cell>
          <table:table-cell table:style-name="Table4.B2" office:value-type="string">
            <text:p text:style-name="P32"><text:s/>used to spread load over time; of the total number of Threads how many threads to start together</text:p>
          </table:table-cell>
        </table:table-row>
        <text:soft-page-break/>
        <table:table-row>
          <table:table-cell table:style-name="Table4.A2" office:value-type="string">
            <text:p text:style-name="P33">Launch interval </text:p>
          </table:table-cell>
          <table:table-cell table:style-name="Table4.B2" office:value-type="string">
            <text:p text:style-name="P32"><text:s/>time in milliseconds to wait before executing a thread group</text:p>
          </table:table-cell>
        </table:table-row>
        <table:table-row>
          <table:table-cell table:style-name="Table4.A2" office:value-type="string">
            <text:p text:style-name="P33">Transaction goal </text:p>
          </table:table-cell>
          <table:table-cell table:style-name="Table4.B2" office:value-type="string">
            <text:p text:style-name="P32"><text:s/>total number of transactions that will hopefully complete without exceeding the thresholds or an error</text:p>
          </table:table-cell>
        </table:table-row>
        <table:table-row>
          <table:table-cell table:style-name="Table4.A2" office:value-type="string">
            <text:p text:style-name="P33">Transaction actual </text:p>
          </table:table-cell>
          <table:table-cell table:style-name="Table4.B2" office:value-type="string">
            <text:p text:style-name="P32"><text:s/>reality</text:p>
          </table:table-cell>
        </table:table-row>
        <table:table-row>
          <table:table-cell table:style-name="Table4.A2" office:value-type="string">
            <text:p text:style-name="P33">Successful ops/s </text:p>
          </table:table-cell>
          <table:table-cell table:style-name="Table4.B2" office:value-type="string">
            <text:p text:style-name="P32"><text:s/>For the entire clock time of the job the number of Operations per second that completed successfully</text:p>
          </table:table-cell>
        </table:table-row>
        <table:table-row>
          <table:table-cell table:style-name="Table4.A2" office:value-type="string">
            <text:p text:style-name="P33">Ops/s during job </text:p>
          </table:table-cell>
          <table:table-cell table:style-name="Table4.B2" office:value-type="string">
            <text:p text:style-name="P32"><text:s/>calculated average Operations per second based on completion time of each Operation</text:p>
          </table:table-cell>
        </table:table-row>
        <table:table-row>
          <table:table-cell table:style-name="Table4.A2" office:value-type="string">
            <text:p text:style-name="P33">Success rate </text:p>
          </table:table-cell>
          <table:table-cell table:style-name="Table4.B2" office:value-type="string">
            <text:p text:style-name="P32"><text:s/>overall total success rate of all Operations for the job</text:p>
          </table:table-cell>
        </table:table-row>
        <table:table-row>
          <table:table-cell table:style-name="Table4.A2" office:value-type="string">
            <text:p text:style-name="P33">Total sleep sec </text:p>
          </table:table-cell>
          <table:table-cell table:style-name="Table4.B2" office:value-type="string">
            <text:p text:style-name="P32"><text:s/>if specified the total time in seconds that threads spent sleeping</text:p>
          </table:table-cell>
        </table:table-row>
      </table:table>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1" svg:font-family="Consolas, sans-serif"/>
    <style:font-face style:name="DejaVu Sans1" svg:font-family="'DejaVu Sans', sans-serif"/>
    <style:font-face style:name="OpenSymbol" svg:font-family="OpenSymbol"/>
    <style:font-face style:name="Lucida Sans1" svg:font-family="'Lucida Sans'" style:font-family-generic="swiss"/>
    <style:font-face style:name="Consolas" svg:font-family="Consolas" style:font-family-generic="swiss"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Unicode MS" svg:font-family="'Arial Unicode MS'" style:font-family-generic="swiss" style:font-pitch="variable"/>
    <style:font-face style:name="Consolas2" svg:font-family="Consolas" style:font-family-generic="swiss" style:font-pitch="variable"/>
    <style:font-face style:name="DejaVu Sans" svg:font-family="'DejaVu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onsolas"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1" style:font-size-complex="14pt"/>
    </style:style>
    <style:style style:name="Text_20_body" style:display-name="Text body" style:family="paragraph" style:parent-style-name="Standard" style:class="text">
      <style:paragraph-properties fo:margin-top="0in" fo:margin-bottom="0.0799in"/>
    </style:style>
    <style:style style:name="List" style:family="paragraph" style:parent-style-name="Text_20_body" style:class="list">
      <style:text-properties style:font-name="Consolas" style:font-name-complex="Lucida Sans1"/>
    </style:style>
    <style:style style:name="Caption" style:family="paragraph" style:parent-style-name="Standard" style:class="extra">
      <style:paragraph-properties fo:margin-top="0.0835in" fo:margin-bottom="0.0835in" text:number-lines="false" text:line-number="0"/>
      <style:text-properties style:font-name="Consolas" fo:font-size="8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nsolas" style:font-name-complex="Lucida Sans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DejaVu Sans" fo:font-size="8pt" style:font-size-asian="9.60000038146973pt" style:font-size-complex="9.60000038146973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13in" fo:page-height="8.5in" style:num-format="1" style:print-orientation="portrait" fo:margin-top="0.0201in" fo:margin-bottom="0.0201in" fo:margin-left="0.0201in" fo:margin-right="0.020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Faller</meta:initial-creator>
    <meta:creation-date>2015-06-26T10:16:07</meta:creation-date>
    <dc:creator>Robert Faller</dc:creator>
    <dc:date>2016-10-19T16:29:37</dc:date>
    <meta:generator>OpenOffice/4.1.2$Unix OpenOffice.org_project/412m3$Build-9782</meta:generator>
    <meta:editing-duration>PT2H5M49S</meta:editing-duration>
    <meta:editing-cycles>6</meta:editing-cycles>
    <meta:document-statistic meta:table-count="4" meta:image-count="0" meta:object-count="0" meta:page-count="9" meta:paragraph-count="493" meta:word-count="2666" meta:character-count="18499"/>
  </office:meta>
</office:document-meta>
</file>